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ahoma" svg:font-family="Tahoma, sans-serif, Arial, Helvetica"/>
    <style:font-face style:name="DejaVu Sans Mono" svg:font-family="'DejaVu Sans Mono'" style:font-family-generic="modern" style:font-pitch="fixed"/>
    <style:font-face style:name="Comfortaa Light" svg:font-family="'Comfortaa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style:font-name="DejaVu Sans Mono" fo:font-size="10.5pt" style:font-size-asian="10.5pt" style:font-size-complex="10.5pt"/>
    </style:style>
    <style:style style:name="T1" style:family="text">
      <style:text-properties fo:font-variant="normal" fo:text-transform="none" fo:color="#000000" style:font-name="Tahoma" fo:font-size="9.75pt" fo:letter-spacing="normal" fo:font-style="normal" fo:font-weight="normal"/>
    </style:style>
    <style:style style:name="T2" style:family="text">
      <style:text-properties fo:font-variant="normal" fo:text-transform="none" fo:color="#000000" style:font-name="Tahoma" fo:letter-spacing="normal" fo:font-style="normal" fo:font-weight="normal"/>
    </style:style>
    <style:style style:name="T3" style:family="text">
      <style:text-properties fo:font-variant="normal" fo:text-transform="none" fo:color="#000000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Результатом нашої роботи є мобільний додаток. Реалізовано вибір ролей (кур’єр чи покупець), є можливість замовлення покупцем та вибір цих замовлень кур’єром. При виборі замовлення кур’єром воно зберігається в список замовлень кур’єра.</text:span><text:line-break/><text:line-break/><text:span text:style-name="T3">Додаток:</text:span><text:line-break/><text:span text:style-name="T3">- простий в користуванні за рахунок інтуїтивно зрозумілого інтерфейсу;</text:span><text:line-break/><text:span text:style-name="T3">- є зручним засобом замовлення та доставки товарів;</text:span><text:line-break/><text:span text:style-name="T3">- матеріально вигідний для користувачів;</text:span><text:line-break/><text:span text:style-name="T3">- зекономить ваш час;</text:span><text:line-break/><text:line-break/><text:span text:style-name="T3">Під час розробки ми вдосконалили навички програмування мовою Python, навчилися користуватися фреймворком Flask, Google Maps API, здобули певні вміння користування середовищем розробки Android Studio, навчилися створювати бази даних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ahoma" svg:font-family="Tahoma, sans-serif, Arial, Helvetica"/>
    <style:font-face style:name="DejaVu Sans Mono" svg:font-family="'DejaVu Sans Mono'" style:font-family-generic="modern" style:font-pitch="fixed"/>
    <style:font-face style:name="Comfortaa Light" svg:font-family="'Comfortaa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2:58:35.744320000</meta:creation-date>
    <dc:date>2018-06-14T22:59:26.523926316</dc:date>
    <meta:editing-duration>PT51S</meta:editing-duration>
    <meta:editing-cycles>1</meta:editing-cycles>
    <meta:generator>LibreOffice/5.4.6.2$Linux_X86_64 LibreOffice_project/40$Build-2</meta:generator>
    <meta:document-statistic meta:table-count="0" meta:image-count="0" meta:object-count="0" meta:page-count="1" meta:paragraph-count="1" meta:word-count="86" meta:character-count="664" meta:non-whitespace-character-count="577"/>
  </office:meta>
</office:document-meta>
</file>